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upervisor Meeting – Team Project – 21/2/13</text:p>
      <text:p text:style-name="Standard"/>
      <text:p text:style-name="Standard"/>
      <text:p text:style-name="Standard">Minutes:</text:p>
      <text:p text:style-name="Standard"/>
      <text:list xml:id="list890910646" text:style-name="L2">
        <text:list-item>
          <text:list>
            <text:list-item>
              <text:p text:style-name="P1">During review of program:</text:p>
            </text:list-item>
          </text:list>
        </text:list-item>
      </text:list>
      <text:p text:style-name="Standard"><text:tab/></text:p>
      <text:list xml:id="list634578083" text:style-name="L3">
        <text:list-item>
          <text:p text:style-name="P2">For double stranded, highlighting of the text should be disabled, and it should say this on the screen</text:p>
        </text:list-item>
        <text:list-item>
          <text:p text:style-name="P2">It was then further mentioned that the complementary and double stranded tabs aren't need, and can be disposed of.</text:p>
        </text:list-item>
        <text:list-item>
          <text:p text:style-name="P2">During primer section, it should highlight all the combinations of the string being input on the sequence.</text:p>
        </text:list-item>
        <text:list-item>
          <text:p text:style-name="P2">Discussion of percentages for pass/fail section – tell them by how much they passed, but let them through regardless?</text:p>
        </text:list-item>
        <text:list-item>
          <text:p text:style-name="P2">Allow students a certain number of fails, before pushing them through?</text:p>
        </text:list-item>
        <text:list-item>
          <text:p text:style-name="P2">A colour describer(green/amber/red) was proposed to indicate by just how much the rules have been adhered to.</text:p>
        </text:list-item>
        <text:list-item>
          <text:p text:style-name="P2">Add a start again button to the animation, and allow users to go back to previous screen</text:p>
        </text:list-item>
        <text:list-item>
          <text:p text:style-name="P2">Make sure animation doesn't run off screen</text:p>
        </text:list-item>
        <text:list-item>
          <text:p text:style-name="P2">Send the animation to the biologists to check for correct terminology etc</text:p>
        </text:list-item>
        <text:list-item>
          <text:p text:style-name="P2">Design a feedback questionnaire to be uploaded to moodle along with the applic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murray</meta:initial-creator>
    <meta:creation-date>2013-02-21T20:23:29</meta:creation-date>
    <meta:document-statistic meta:table-count="0" meta:image-count="0" meta:object-count="0" meta:page-count="1" meta:paragraph-count="14" meta:word-count="173" meta:character-count="992" meta:non-whitespace-character-count="842"/>
    <dc:date>2013-02-21T20:31:55</dc:date>
    <dc:creator>ross murray</dc:creator>
    <meta:editing-duration>PT8M31S</meta:editing-duration>
    <meta:editing-cycles>1</meta:editing-cycles>
    <meta:generator>LibreOffice/3.4$Unix LibreOffice_project/340m1$Build-502</meta:generator>
  </office:meta>
</office:document-meta>
</file>